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271107.338458671" calcext:value-type="float">
            <text:p>271107.34</text:p>
          </table:table-cell>
          <table:table-cell table:formula="of:=[.P2]/24" office:value-type="float" office:value="11296.1391024446" calcext:value-type="float">
            <text:p>11296.14</text:p>
          </table:table-cell>
          <table:table-cell table:formula="of:=[.Q2]/31" office:value-type="float" office:value="364.391583949827" calcext:value-type="float">
            <text:p>364.39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71415.8566574371" calcext:value-type="float">
            <text:p>71415.86</text:p>
          </table:table-cell>
          <table:table-cell table:formula="of:=[.P9]/24" office:value-type="float" office:value="2975.66069405988" calcext:value-type="float">
            <text:p>2975.66</text:p>
          </table:table-cell>
          <table:table-cell table:formula="of:=[.Q9]/31" office:value-type="float" office:value="95.9890546470929" calcext:value-type="float">
            <text:p>95.99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40239.9613927086" calcext:value-type="float">
            <text:p>40239.96</text:p>
          </table:table-cell>
          <table:table-cell table:formula="of:=[.P14]/24" office:value-type="float" office:value="1676.66505802952" calcext:value-type="float">
            <text:p>1676.67</text:p>
          </table:table-cell>
          <table:table-cell table:formula="of:=[.Q14]/31" office:value-type="float" office:value="54.0859696138556" calcext:value-type="float">
            <text:p>54.09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51813.38719864" calcext:value-type="float">
            <text:p>51813.39</text:p>
          </table:table-cell>
          <table:table-cell table:formula="of:=[.P18]/24" office:value-type="float" office:value="2158.89113327667" calcext:value-type="float">
            <text:p>2158.89</text:p>
          </table:table-cell>
          <table:table-cell table:formula="of:=[.Q18]/31" office:value-type="float" office:value="69.6416494605377" calcext:value-type="float">
            <text:p>69.64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39749.6680136066" calcext:value-type="float">
            <text:p>39749.67</text:p>
          </table:table-cell>
          <table:table-cell table:formula="of:=[.P22]/24" office:value-type="float" office:value="1656.23616723361" calcext:value-type="float">
            <text:p>1656.24</text:p>
          </table:table-cell>
          <table:table-cell table:formula="of:=[.Q22]/31" office:value-type="float" office:value="53.426973136568" calcext:value-type="float">
            <text:p>53.43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22556.7079318563" calcext:value-type="float">
            <text:p>22556.71</text:p>
          </table:table-cell>
          <table:table-cell table:formula="of:=[.P26]/24" office:value-type="float" office:value="939.862830494013" calcext:value-type="float">
            <text:p>939.86</text:p>
          </table:table-cell>
          <table:table-cell table:formula="of:=[.Q26]/31" office:value-type="float" office:value="30.3181558223875" calcext:value-type="float">
            <text:p>3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8802.9865480353" calcext:value-type="float">
            <text:p>18802.99</text:p>
          </table:table-cell>
          <table:table-cell table:formula="of:=[.P29]/24" office:value-type="float" office:value="783.457772834805" calcext:value-type="float">
            <text:p>783.46</text:p>
          </table:table-cell>
          <table:table-cell table:formula="of:=[.Q29]/31" office:value-type="float" office:value="25.2728313817679" calcext:value-type="float">
            <text:p>25.2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35046.6810209318" calcext:value-type="float">
            <text:p>35046.68</text:p>
          </table:table-cell>
          <table:table-cell table:formula="of:=[.P32]/24" office:value-type="float" office:value="1460.27837587216" calcext:value-type="float">
            <text:p>1460.28</text:p>
          </table:table-cell>
          <table:table-cell table:formula="of:=[.Q32]/31" office:value-type="float" office:value="47.1057540603921" calcext:value-type="float">
            <text:p>47.11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22342.8374048477" calcext:value-type="float">
            <text:p>22342.84</text:p>
          </table:table-cell>
          <table:table-cell table:formula="of:=[.P36]/24" office:value-type="float" office:value="930.951558535321" calcext:value-type="float">
            <text:p>930.95</text:p>
          </table:table-cell>
          <table:table-cell table:formula="of:=[.Q36]/31" office:value-type="float" office:value="30.0306954366233" calcext:value-type="float">
            <text:p>30.0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31951.8131271728" calcext:value-type="float">
            <text:p>31951.81</text:p>
          </table:table-cell>
          <table:table-cell table:formula="of:=[.P39]/24" office:value-type="float" office:value="1331.32554696553" calcext:value-type="float">
            <text:p>1331.33</text:p>
          </table:table-cell>
          <table:table-cell table:formula="of:=[.Q39]/31" office:value-type="float" office:value="42.9459853859849" calcext:value-type="float">
            <text:p>42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22329.1232317087" calcext:value-type="float">
            <text:p>22329.12</text:p>
          </table:table-cell>
          <table:table-cell table:formula="of:=[.P42]/24" office:value-type="float" office:value="930.380134654529" calcext:value-type="float">
            <text:p>930.38</text:p>
          </table:table-cell>
          <table:table-cell table:formula="of:=[.Q42]/31" office:value-type="float" office:value="30.0122624082106" calcext:value-type="float">
            <text:p>30.0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6779.7608332079" calcext:value-type="float">
            <text:p>16779.76</text:p>
          </table:table-cell>
          <table:table-cell table:formula="of:=[.P45]/24" office:value-type="float" office:value="699.156701383664" calcext:value-type="float">
            <text:p>699.16</text:p>
          </table:table-cell>
          <table:table-cell table:formula="of:=[.Q45]/31" office:value-type="float" office:value="22.5534419801182" calcext:value-type="float">
            <text:p>22.55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5608.7354439626" calcext:value-type="float">
            <text:p>15608.74</text:p>
          </table:table-cell>
          <table:table-cell table:formula="of:=[.P49]/24" office:value-type="float" office:value="650.363976831774" calcext:value-type="float">
            <text:p>650.36</text:p>
          </table:table-cell>
          <table:table-cell table:formula="of:=[.Q49]/31" office:value-type="float" office:value="20.9794831236056" calcext:value-type="float">
            <text:p>20.98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5347.14297320942" calcext:value-type="float">
            <text:p>5347.14</text:p>
          </table:table-cell>
          <table:table-cell table:formula="of:=[.P52]/24" office:value-type="float" office:value="222.797623883726" calcext:value-type="float">
            <text:p>222.80</text:p>
          </table:table-cell>
          <table:table-cell table:formula="of:=[.Q52]/31" office:value-type="float" office:value="7.18702012528148" calcext:value-type="float">
            <text:p>7.1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2401.35484362718" calcext:value-type="float">
            <text:p>2401.35</text:p>
          </table:table-cell>
          <table:table-cell table:formula="of:=[.P55]/24" office:value-type="float" office:value="100.056451817799" calcext:value-type="float">
            <text:p>100.06</text:p>
          </table:table-cell>
          <table:table-cell table:formula="of:=[.Q55]/31" office:value-type="float" office:value="3.22762747799352" calcext:value-type="float">
            <text:p>3.2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317.387866588542" calcext:value-type="float">
            <text:p>317.39</text:p>
          </table:table-cell>
          <table:table-cell table:formula="of:=[.P58]/24" office:value-type="float" office:value="13.2244944411892" calcext:value-type="float">
            <text:p>13.22</text:p>
          </table:table-cell>
          <table:table-cell table:formula="of:=[.Q58]/31" office:value-type="float" office:value="0.426596594877072" calcext:value-type="float">
            <text:p>0.4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374.37216260149" calcext:value-type="float">
            <text:p>374.37</text:p>
          </table:table-cell>
          <table:table-cell table:formula="of:=[.P61]/24" office:value-type="float" office:value="15.5988401083954" calcext:value-type="float">
            <text:p>15.60</text:p>
          </table:table-cell>
          <table:table-cell table:formula="of:=[.Q61]/31" office:value-type="float" office:value="0.5031883905934" calcext:value-type="float">
            <text:p>0.5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13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15" table:formula="of:=[Facts.$E$3]/([.O64]*60*60)" office:value-type="float" office:value="366.91927207334" calcext:value-type="float">
            <text:p>366.92</text:p>
          </table:table-cell>
          <table:table-cell table:formula="of:=[.P64]/24" office:value-type="float" office:value="15.2883030030558" calcext:value-type="float">
            <text:p>15.29</text:p>
          </table:table-cell>
          <table:table-cell table:formula="of:=[.Q64]/31" office:value-type="float" office:value="0.493171064614704" calcext:value-type="float">
            <text:p>0.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13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15" table:formula="of:=[Facts.$E$3]/([.O67]*60*60)" office:value-type="float" office:value="124.550336299997" calcext:value-type="float">
            <text:p>124.55</text:p>
          </table:table-cell>
          <table:table-cell table:formula="of:=[.P67]/24" office:value-type="float" office:value="5.18959734583321" calcext:value-type="float">
            <text:p>5.19</text:p>
          </table:table-cell>
          <table:table-cell table:formula="of:=[.Q67]/31" office:value-type="float" office:value="0.16740636599462" calcext:value-type="float">
            <text:p>0.1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13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15" table:formula="of:=[Facts.$E$3]/([.O70]*60*60)" office:value-type="float" office:value="102.97989059889" calcext:value-type="float">
            <text:p>102.98</text:p>
          </table:table-cell>
          <table:table-cell table:formula="of:=[.P70]/24" office:value-type="float" office:value="4.29082877495377" calcext:value-type="float">
            <text:p>4.29</text:p>
          </table:table-cell>
          <table:table-cell table:formula="of:=[.Q70]/31" office:value-type="float" office:value="0.138413831450121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13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15" table:formula="of:=[Facts.$E$3]/([.O73]*60*60)" office:value-type="float" office:value="86.2273470071188" calcext:value-type="float">
            <text:p>86.23</text:p>
          </table:table-cell>
          <table:table-cell table:formula="of:=[.P73]/24" office:value-type="float" office:value="3.59280612529662" calcext:value-type="float">
            <text:p>3.59</text:p>
          </table:table-cell>
          <table:table-cell table:formula="of:=[.Q73]/31" office:value-type="float" office:value="0.115896971783762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9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13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15" table:formula="of:=[Facts.$E$3]/([.O76]*60*60)" office:value-type="float" office:value="88.4087139948383" calcext:value-type="float">
            <text:p>88.41</text:p>
          </table:table-cell>
          <table:table-cell table:formula="of:=[.P76]/24" office:value-type="float" office:value="3.6836964164516" calcext:value-type="float">
            <text:p>3.68</text:p>
          </table:table-cell>
          <table:table-cell table:formula="of:=[.Q76]/31" office:value-type="float" office:value="0.118828916659729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13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15" table:formula="of:=[Facts.$E$3]/([.O79]*60*60)" office:value-type="float" office:value="102.667437726472" calcext:value-type="float">
            <text:p>102.67</text:p>
          </table:table-cell>
          <table:table-cell table:formula="of:=[.P79]/24" office:value-type="float" office:value="4.27780990526966" calcext:value-type="float">
            <text:p>4.28</text:p>
          </table:table-cell>
          <table:table-cell table:formula="of:=[.Q79]/31" office:value-type="float" office:value="0.137993867911925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13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15" table:formula="of:=[Facts.$E$3]/([.O82]*60*60)" office:value-type="float" office:value="345.132395847644" calcext:value-type="float">
            <text:p>345.13</text:p>
          </table:table-cell>
          <table:table-cell table:formula="of:=[.P82]/24" office:value-type="float" office:value="14.3805164936518" calcext:value-type="float">
            <text:p>14.38</text:p>
          </table:table-cell>
          <table:table-cell table:formula="of:=[.Q82]/31" office:value-type="float" office:value="0.463887628827478" calcext:value-type="float">
            <text:p>0.4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3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9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39]" office:value-type="string" office:string-value="version=0.1.0-SNAPSHOT" calcext:value-type="string">
            <text:p>version=0.1.0-SNAPSHOT</text:p>
          </table:table-cell>
          <table:table-cell table:formula="of:=['benchmark-data.csv (linked)'.E43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9]" office:value-type="string" office:string-value="2017-06-24T01:22:23.808Z" calcext:value-type="string">
            <text:p>2017-06-24T01:22:23.808Z</text:p>
          </table:table-cell>
          <table:table-cell table:formula="of:=['benchmark-data.csv (linked)'.I439]" office:value-type="float" office:value="52122968" calcext:value-type="float">
            <text:p>52122968</text:p>
          </table:table-cell>
          <table:table-cell table:formula="of:=['benchmark-data.csv (linked)'.J439]" office:value-type="float" office:value="1000000" calcext:value-type="float">
            <text:p>1000000</text:p>
          </table:table-cell>
          <table:table-cell office:value-type="string" calcext:value-type="string">
            <text:p>Same strategy, but now all claim types.</text:p>
          </table:table-cell>
          <table:table-cell table:formula="of:=DCOUNT(LinkedBenchmarkData; &quot;Duration&quot;; [.A84:.H85])" office:value-type="float" office:value="2" calcext:value-type="float">
            <text:p>2</text:p>
          </table:table-cell>
          <table:table-cell table:formula="of:=DSUM(LinkedBenchmarkData; &quot;Duration&quot;; [.A84:.H85])/[.J85]" office:value-type="float" office:value="10423654.5" calcext:value-type="float">
            <text:p>10423655</text:p>
          </table:table-cell>
          <table:table-cell table:style-name="ce13" table:formula="of:=DSTDEV(LinkedBenchmarkData; &quot;Duration&quot;; [.A84:.H85])" office:value-type="float" office:value="325126.990882793" calcext:value-type="float">
            <text:p>325127</text:p>
          </table:table-cell>
          <table:table-cell table:formula="of:=CONFIDENCE(0.05;[.L85];[.J85])" office:value-type="float" office:value="450594.740063766" calcext:value-type="float">
            <text:p>450595</text:p>
          </table:table-cell>
          <table:table-cell table:formula="of:=[.K85]+[.M85]" office:value-type="float" office:value="10874249.2400638" calcext:value-type="float">
            <text:p>10874249</text:p>
          </table:table-cell>
          <table:table-cell table:formula="of:=[.G85]/[.N85]*1000" office:value-type="float" office:value="4793.24750144262" calcext:value-type="float">
            <text:p>4793</text:p>
          </table:table-cell>
          <table:table-cell table:style-name="ce15" table:formula="of:=[Facts.$E$3]/([.O85]*60*60)" office:value-type="float" office:value="384.912306612409" calcext:value-type="float">
            <text:p>384.91</text:p>
          </table:table-cell>
          <table:table-cell table:formula="of:=[.P85]/24" office:value-type="float" office:value="16.038012775517" calcext:value-type="float">
            <text:p>16.04</text:p>
          </table:table-cell>
          <table:table-cell table:formula="of:=[.Q85]/31" office:value-type="float" office:value="0.51735525082313" calcext:value-type="float">
            <text:p>0.5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1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41]" office:value-type="string" office:string-value="version=0.1.0-SNAPSHOT" calcext:value-type="string">
            <text:p>version=0.1.0-SNAPSHOT</text:p>
          </table:table-cell>
          <table:table-cell table:formula="of:=['benchmark-data.csv (linked)'.E44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1]" office:value-type="string" office:string-value="2017-06-24T16:26:22.265Z" calcext:value-type="string">
            <text:p>2017-06-24T16:26:22.265Z</text:p>
          </table:table-cell>
          <table:table-cell table:formula="of:=['benchmark-data.csv (linked)'.I441]" office:value-type="float" office:value="52122968" calcext:value-type="float">
            <text:p>52122968</text:p>
          </table:table-cell>
          <table:table-cell table:formula="of:=['benchmark-data.csv (linked)'.J441]" office:value-type="float" office:value="1000000" calcext:value-type="float">
            <text:p>1000000</text:p>
          </table:table-cell>
          <table:table-cell office:value-type="string" calcext:value-type="string">
            <text:p>Single INSERTs, no indices or constraints.</text:p>
          </table:table-cell>
          <table:table-cell table:formula="of:=DCOUNT(LinkedBenchmarkData; &quot;Duration&quot;; [.A87:.H88])" office:value-type="float" office:value="2" calcext:value-type="float">
            <text:p>2</text:p>
          </table:table-cell>
          <table:table-cell table:formula="of:=DSUM(LinkedBenchmarkData; &quot;Duration&quot;; [.A87:.H88])/[.J88]" office:value-type="float" office:value="6526930.5" calcext:value-type="float">
            <text:p>6526931</text:p>
          </table:table-cell>
          <table:table-cell table:style-name="ce13" table:formula="of:=DSTDEV(LinkedBenchmarkData; &quot;Duration&quot;; [.A87:.H88])" office:value-type="float" office:value="38801.0704040494" calcext:value-type="float">
            <text:p>38801</text:p>
          </table:table-cell>
          <table:table-cell table:formula="of:=CONFIDENCE(0.05;[.L88];[.J88])" office:value-type="float" office:value="53774.5518618332" calcext:value-type="float">
            <text:p>53775</text:p>
          </table:table-cell>
          <table:table-cell table:formula="of:=[.K88]+[.M88]" office:value-type="float" office:value="6580705.05186183" calcext:value-type="float">
            <text:p>6580705</text:p>
          </table:table-cell>
          <table:table-cell table:formula="of:=[.G88]/[.N88]*1000" office:value-type="float" office:value="7920.57501274171" calcext:value-type="float">
            <text:p>7921</text:p>
          </table:table-cell>
          <table:table-cell table:style-name="ce15" table:formula="of:=[Facts.$E$3]/([.O88]*60*60)" office:value-type="float" office:value="232.935102435928" calcext:value-type="float">
            <text:p>232.94</text:p>
          </table:table-cell>
          <table:table-cell table:formula="of:=[.P88]/24" office:value-type="float" office:value="9.70562926816367" calcext:value-type="float">
            <text:p>9.71</text:p>
          </table:table-cell>
          <table:table-cell table:formula="of:=[.Q88]/31" office:value-type="float" office:value="0.313084815102054" calcext:value-type="float">
            <text:p>0.3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3]" office:value-type="string" office:string-value="2355f7a6ab9ddb13ac9ad4a100aaa5a980cece85" calcext:value-type="string">
            <text:p>2355f7a6ab9ddb13ac9ad4a100aaa5a980cece85</text:p>
          </table:table-cell>
          <table:table-cell table:formula="of:=['benchmark-data.csv (linked)'.D443]" office:value-type="string" office:string-value="version=0.1.0-SNAPSHOT" calcext:value-type="string">
            <text:p>version=0.1.0-SNAPSHOT</text:p>
          </table:table-cell>
          <table:table-cell table:formula="of:=['benchmark-data.csv (linked)'.E44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3]" office:value-type="string" office:string-value="2017-06-25T18:49:18.811Z" calcext:value-type="string">
            <text:p>2017-06-25T18:49:18.811Z</text:p>
          </table:table-cell>
          <table:table-cell table:formula="of:=['benchmark-data.csv (linked)'.I443]" office:value-type="float" office:value="43348005" calcext:value-type="float">
            <text:p>43348005</text:p>
          </table:table-cell>
          <table:table-cell table:formula="of:=['benchmark-data.csv (linked)'.J443]" office:value-type="float" office:value="1000000" calcext:value-type="float">
            <text:p>1000000</text:p>
          </table:table-cell>
          <table:table-cell office:value-type="string" calcext:value-type="string">
            <text:p>Service batching by 1000, but no JDBC batching.</text:p>
          </table:table-cell>
          <table:table-cell table:formula="of:=DCOUNT(LinkedBenchmarkData; &quot;Duration&quot;; [.A90:.H91])" office:value-type="float" office:value="2" calcext:value-type="float">
            <text:p>2</text:p>
          </table:table-cell>
          <table:table-cell table:formula="of:=DSUM(LinkedBenchmarkData; &quot;Duration&quot;; [.A90:.H91])/[.J91]" office:value-type="float" office:value="5536578" calcext:value-type="float">
            <text:p>5536578</text:p>
          </table:table-cell>
          <table:table-cell table:style-name="ce13" table:formula="of:=DSTDEV(LinkedBenchmarkData; &quot;Duration&quot;; [.A90:.H91])" office:value-type="float" office:value="23843.6406616104" calcext:value-type="float">
            <text:p>23844</text:p>
          </table:table-cell>
          <table:table-cell table:formula="of:=CONFIDENCE(0.05;[.L91];[.J91])" office:value-type="float" office:value="33044.9927793453" calcext:value-type="float">
            <text:p>33045</text:p>
          </table:table-cell>
          <table:table-cell table:formula="of:=[.K91]+[.M91]" office:value-type="float" office:value="5569622.99277935" calcext:value-type="float">
            <text:p>5569623</text:p>
          </table:table-cell>
          <table:table-cell table:formula="of:=[.G91]/[.N91]*1000" office:value-type="float" office:value="7782.93343305245" calcext:value-type="float">
            <text:p>7783</text:p>
          </table:table-cell>
          <table:table-cell table:style-name="ce15" table:formula="of:=[Facts.$E$3]/([.O91]*60*60)" office:value-type="float" office:value="237.054571751727" calcext:value-type="float">
            <text:p>237.05</text:p>
          </table:table-cell>
          <table:table-cell table:formula="of:=[.P91]/24" office:value-type="float" office:value="9.87727382298862" calcext:value-type="float">
            <text:p>9.88</text:p>
          </table:table-cell>
          <table:table-cell table:formula="of:=[.Q91]/31" office:value-type="float" office:value="0.318621736225439" calcext:value-type="float">
            <text:p>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4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8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48]" office:value-type="string" office:string-value="version=0.1.0-SNAPSHOT" calcext:value-type="string">
            <text:p>version=0.1.0-SNAPSHOT</text:p>
          </table:table-cell>
          <table:table-cell table:formula="of:=['benchmark-data.csv (linked)'.E44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8]" office:value-type="string" office:string-value="2017-06-26T21:10:24.561Z" calcext:value-type="string">
            <text:p>2017-06-26T21:10:24.561Z</text:p>
          </table:table-cell>
          <table:table-cell table:formula="of:=['benchmark-data.csv (linked)'.I448]" office:value-type="float" office:value="43348005" calcext:value-type="float">
            <text:p>43348005</text:p>
          </table:table-cell>
          <table:table-cell table:formula="of:=['benchmark-data.csv (linked)'.J448]" office:value-type="float" office:value="1000000" calcext:value-type="float">
            <text:p>1000000</text:p>
          </table:table-cell>
          <table:table-cell office:value-type="string" calcext:value-type="string">
            <text:p>20x record batches, 2000x JDBC batches. Set stream to parallel.</text:p>
          </table:table-cell>
          <table:table-cell table:formula="of:=DCOUNT(LinkedBenchmarkData; &quot;Duration&quot;; [.A93:.H94])" office:value-type="float" office:value="2" calcext:value-type="float">
            <text:p>2</text:p>
          </table:table-cell>
          <table:table-cell table:formula="of:=DSUM(LinkedBenchmarkData; &quot;Duration&quot;; [.A93:.H94])/[.J94]" office:value-type="float" office:value="5995893.5" calcext:value-type="float">
            <text:p>5995894</text:p>
          </table:table-cell>
          <table:table-cell table:style-name="ce13" table:formula="of:=DSTDEV(LinkedBenchmarkData; &quot;Duration&quot;; [.A93:.H94])" office:value-type="float" office:value="219592.718004264" calcext:value-type="float">
            <text:p>219593</text:p>
          </table:table-cell>
          <table:table-cell table:formula="of:=CONFIDENCE(0.05;[.L94];[.J94])" office:value-type="float" office:value="304334.387681449" calcext:value-type="float">
            <text:p>304334</text:p>
          </table:table-cell>
          <table:table-cell table:formula="of:=[.K94]+[.M94]" office:value-type="float" office:value="6300227.88768145" calcext:value-type="float">
            <text:p>6300228</text:p>
          </table:table-cell>
          <table:table-cell table:formula="of:=[.G94]/[.N94]*1000" office:value-type="float" office:value="6880.38683247576" calcext:value-type="float">
            <text:p>6880</text:p>
          </table:table-cell>
          <table:table-cell table:style-name="ce15" table:formula="of:=[Facts.$E$3]/([.O94]*60*60)" office:value-type="float" office:value="268.150613746897" calcext:value-type="float">
            <text:p>268.15</text:p>
          </table:table-cell>
          <table:table-cell table:formula="of:=[.P94]/24" office:value-type="float" office:value="11.1729422394541" calcext:value-type="float">
            <text:p>11.17</text:p>
          </table:table-cell>
          <table:table-cell table:formula="of:=[.Q94]/31" office:value-type="float" office:value="0.360417491595292" calcext:value-type="float">
            <text:p>0.3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0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0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0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0]" office:value-type="string" office:string-value="version=0.1.0-SNAPSHOT" calcext:value-type="string">
            <text:p>version=0.1.0-SNAPSHOT</text:p>
          </table:table-cell>
          <table:table-cell table:formula="of:=['benchmark-data.csv (linked)'.E450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0]" office:value-type="string" office:string-value="2017-06-27T02:06:42.440Z" calcext:value-type="string">
            <text:p>2017-06-27T02:06:42.440Z</text:p>
          </table:table-cell>
          <table:table-cell table:formula="of:=['benchmark-data.csv (linked)'.I450]" office:value-type="float" office:value="43348005" calcext:value-type="float">
            <text:p>43348005</text:p>
          </table:table-cell>
          <table:table-cell table:formula="of:=['benchmark-data.csv (linked)'.J450]" office:value-type="float" office:value="1000000" calcext:value-type="float">
            <text:p>1000000</text:p>
          </table:table-cell>
          <table:table-cell office:value-type="string" calcext:value-type="string">
            <text:p>1x record batches, 10x JDBC batches. Stream not parallel.</text:p>
          </table:table-cell>
          <table:table-cell table:formula="of:=DCOUNT(LinkedBenchmarkData; &quot;Duration&quot;; [.A96:.H97])" office:value-type="float" office:value="2" calcext:value-type="float">
            <text:p>2</text:p>
          </table:table-cell>
          <table:table-cell table:formula="of:=DSUM(LinkedBenchmarkData; &quot;Duration&quot;; [.A96:.H97])/[.J97]" office:value-type="float" office:value="4902220" calcext:value-type="float">
            <text:p>4902220</text:p>
          </table:table-cell>
          <table:table-cell table:style-name="ce13" table:formula="of:=DSTDEV(LinkedBenchmarkData; &quot;Duration&quot;; [.A96:.H97])" office:value-type="float" office:value="185717.35343796" calcext:value-type="float">
            <text:p>185717</text:p>
          </table:table-cell>
          <table:table-cell table:formula="of:=CONFIDENCE(0.05;[.L97];[.J97])" office:value-type="float" office:value="257386.390377769" calcext:value-type="float">
            <text:p>257386</text:p>
          </table:table-cell>
          <table:table-cell table:formula="of:=[.K97]+[.M97]" office:value-type="float" office:value="5159606.39037777" calcext:value-type="float">
            <text:p>5159606</text:p>
          </table:table-cell>
          <table:table-cell table:formula="of:=[.G97]/[.N97]*1000" office:value-type="float" office:value="8401.41703073327" calcext:value-type="float">
            <text:p>8401</text:p>
          </table:table-cell>
          <table:table-cell table:style-name="ce15" table:formula="of:=[Facts.$E$3]/([.O97]*60*60)" office:value-type="float" office:value="219.60342465983" calcext:value-type="float">
            <text:p>219.60</text:p>
          </table:table-cell>
          <table:table-cell table:formula="of:=[.P97]/24" office:value-type="float" office:value="9.15014269415958" calcext:value-type="float">
            <text:p>9.15</text:p>
          </table:table-cell>
          <table:table-cell table:formula="of:=[.Q97]/31" office:value-type="float" office:value="0.295165893359986" calcext:value-type="float">
            <text:p>0.3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2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2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2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2]" office:value-type="string" office:string-value="version=0.1.0-SNAPSHOT" calcext:value-type="string">
            <text:p>version=0.1.0-SNAPSHOT</text:p>
          </table:table-cell>
          <table:table-cell table:formula="of:=['benchmark-data.csv (linked)'.E452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2]" office:value-type="string" office:string-value="2017-06-27T04:13:12.407Z" calcext:value-type="string">
            <text:p>2017-06-27T04:13:12.407Z</text:p>
          </table:table-cell>
          <table:table-cell table:formula="of:=['benchmark-data.csv (linked)'.I452]" office:value-type="float" office:value="43348005" calcext:value-type="float">
            <text:p>43348005</text:p>
          </table:table-cell>
          <table:table-cell table:formula="of:=['benchmark-data.csv (linked)'.J452]" office:value-type="float" office:value="1000000" calcext:value-type="float">
            <text:p>1000000</text:p>
          </table:table-cell>
          <table:table-cell office:value-type="string" calcext:value-type="string">
            <text:p>100x record batches, 10x JDBC batches. Stream not parallel.</text:p>
          </table:table-cell>
          <table:table-cell table:formula="of:=DCOUNT(LinkedBenchmarkData; &quot;Duration&quot;; [.A99:.H100])" office:value-type="float" office:value="2" calcext:value-type="float">
            <text:p>2</text:p>
          </table:table-cell>
          <table:table-cell table:formula="of:=DSUM(LinkedBenchmarkData; &quot;Duration&quot;; [.A99:.H100])/[.J100]" office:value-type="float" office:value="4737328.5" calcext:value-type="float">
            <text:p>4737329</text:p>
          </table:table-cell>
          <table:table-cell table:style-name="ce13" table:formula="of:=DSTDEV(LinkedBenchmarkData; &quot;Duration&quot;; [.A99:.H100])" office:value-type="float" office:value="136683.033696578" calcext:value-type="float">
            <text:p>136683</text:p>
          </table:table-cell>
          <table:table-cell table:formula="of:=CONFIDENCE(0.05;[.L100];[.J100])" office:value-type="float" office:value="189429.539123804" calcext:value-type="float">
            <text:p>189430</text:p>
          </table:table-cell>
          <table:table-cell table:formula="of:=[.K100]+[.M100]" office:value-type="float" office:value="4926758.0391238" calcext:value-type="float">
            <text:p>4926758</text:p>
          </table:table-cell>
          <table:table-cell table:formula="of:=[.G100]/[.N100]*1000" office:value-type="float" office:value="8798.48465375604" calcext:value-type="float">
            <text:p>8798</text:p>
          </table:table-cell>
          <table:table-cell table:style-name="ce15" table:formula="of:=[Facts.$E$3]/([.O100]*60*60)" office:value-type="float" office:value="209.692921514255" calcext:value-type="float">
            <text:p>209.69</text:p>
          </table:table-cell>
          <table:table-cell table:formula="of:=[.P100]/24" office:value-type="float" office:value="8.73720506309397" calcext:value-type="float">
            <text:p>8.74</text:p>
          </table:table-cell>
          <table:table-cell table:formula="of:=[.Q100]/31" office:value-type="float" office:value="0.281845324615934" calcext:value-type="float">
            <text:p>0.28</text:p>
          </table:table-cell>
          <table:table-cell table:number-columns-repeated="1006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1" calcext:value-type="float">
            <text:p>1</text:p>
          </table:table-cell>
          <table:table-cell office:value-type="float" office:value="10193755" calcext:value-type="float">
            <text:p>10193755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330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2" calcext:value-type="float">
            <text:p>2</text:p>
          </table:table-cell>
          <table:table-cell office:value-type="float" office:value="10653554" calcext:value-type="float">
            <text:p>1065355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86329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1" calcext:value-type="float">
            <text:p>1</text:p>
          </table:table-cell>
          <table:table-cell office:value-type="float" office:value="6499494" calcext:value-type="float">
            <text:p>649949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7376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2" calcext:value-type="float">
            <text:p>2</text:p>
          </table:table-cell>
          <table:table-cell office:value-type="float" office:value="6554367" calcext:value-type="float">
            <text:p>6554367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432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1" calcext:value-type="float">
            <text:p>1</text:p>
          </table:table-cell>
          <table:table-cell office:value-type="float" office:value="5519718" calcext:value-type="float">
            <text:p>55197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62437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2" calcext:value-type="float">
            <text:p>2</text:p>
          </table:table-cell>
          <table:table-cell office:value-type="float" office:value="5553438" calcext:value-type="float">
            <text:p>5553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798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082f63b543396c34f01632295877969b49db28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00:17:06.979Z</text:p>
          </table:table-cell>
          <table:table-cell office:value-type="float" office:value="1" calcext:value-type="float">
            <text:p>1</text:p>
          </table:table-cell>
          <table:table-cell office:value-type="float" office:value="5507692" calcext:value-type="float">
            <text:p>550769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8898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1" calcext:value-type="float">
            <text:p>1</text:p>
          </table:table-cell>
          <table:table-cell office:value-type="float" office:value="5109498" calcext:value-type="float">
            <text:p>51094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1730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2" calcext:value-type="float">
            <text:p>2</text:p>
          </table:table-cell>
          <table:table-cell office:value-type="float" office:value="5037844" calcext:value-type="float">
            <text:p>5037844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3368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1" calcext:value-type="float">
            <text:p>1</text:p>
          </table:table-cell>
          <table:table-cell office:value-type="float" office:value="5840618" calcext:value-type="float">
            <text:p>58406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50207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2" calcext:value-type="float">
            <text:p>2</text:p>
          </table:table-cell>
          <table:table-cell office:value-type="float" office:value="6151169" calcext:value-type="float">
            <text:p>615116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31259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1" calcext:value-type="float">
            <text:p>1</text:p>
          </table:table-cell>
          <table:table-cell office:value-type="float" office:value="4770898" calcext:value-type="float">
            <text:p>47708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8621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2" calcext:value-type="float">
            <text:p>2</text:p>
          </table:table-cell>
          <table:table-cell office:value-type="float" office:value="5033542" calcext:value-type="float">
            <text:p>503354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46557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1" calcext:value-type="float">
            <text:p>1</text:p>
          </table:table-cell>
          <table:table-cell office:value-type="float" office:value="4640679" calcext:value-type="float">
            <text:p>464067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6998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2" calcext:value-type="float">
            <text:p>2</text:p>
          </table:table-cell>
          <table:table-cell office:value-type="float" office:value="4833978" calcext:value-type="float">
            <text:p>483397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5127 }</text:p>
          </table:table-cell>
        </table:table-row>
      </table:table>
      <table:table table:name="Facts" table:style-name="ta1">
        <office:forms form:automatic-focus="false" form:apply-design-mode="false"/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2897512" calcext:value-type="float">
            <text:p>62,897,512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2469381229" calcext:value-type="float">
            <text:p>2,469,381,229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364428486" calcext:value-type="float">
            <text:p>364,428,486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6641927827" calcext:value-type="float">
            <text:p>6,641,927,827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21622007" calcext:value-type="float">
            <text:p>21,622,007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5416469" calcext:value-type="float">
            <text:p>5,416,46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39.2603960073969" calcext:value-type="float">
            <text:p>39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9471544" calcext:value-type="float">
            <text:p>9,471,544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3388179487926" calcext:value-type="float">
            <text:p>65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13028421" calcext:value-type="float">
            <text:p>13,028,421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10982.0235234788" calcext:value-type="float">
            <text:p>10,982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1918521370" calcext:value-type="float">
            <text:p>1,918,521,370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2562.4721554784" calcext:value-type="float">
            <text:p>2,56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36892932" calcext:value-type="float">
            <text:p>136,892,932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4109649086" calcext:value-type="float">
            <text:p>4,109,649,086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8:14:20.430347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6-27T08:24:09.199269008</dc:date>
    <dc:creator>Karl Davis</dc:creator>
    <meta:editing-duration>P6DT7H43M25S</meta:editing-duration>
    <meta:editing-cycles>70</meta:editing-cycles>
    <meta:generator>LibreOffice/4.2.8.2$Linux_X86_64 LibreOffice_project/420m0$Build-2</meta:generator>
    <meta:document-statistic meta:table-count="3" meta:cell-count="5928" meta:object-count="0"/>
  </office:meta>
</office:document-meta>
</file>